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usedStubbingReporting.UnusedStubbingReport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nusedStubbingReporting.shouldBeReported( Stubbing stubb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